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use-window-font-color="true" loext:opacity="0%" fo:font-size="12pt" fo:font-weight="normal" officeooo:rsid="001ceb48" officeooo:paragraph-rsid="00076e1a" fo:background-color="transparent" style:font-size-asian="12pt" style:font-weight-asian="normal" style:font-size-complex="12pt" style:font-weight-complex="normal"/>
    </style:style>
    <style:style style:name="P2" style:family="paragraph" style:parent-style-name="Standard">
      <style:text-properties style:use-window-font-color="true" loext:opacity="0%" fo:font-size="14pt" fo:font-weight="bold" officeooo:rsid="001ceb48" officeooo:paragraph-rsid="00076e1a" fo:background-color="#f7d1d5" style:font-size-asian="14pt" style:font-weight-asian="bold" style:font-size-complex="14pt" style:font-weight-complex="bold"/>
    </style:style>
    <style:style style:name="P3" style:family="paragraph" style:parent-style-name="Standard">
      <style:text-properties style:use-window-font-color="true" loext:opacity="0%" fo:font-size="14pt" fo:font-weight="bold" officeooo:rsid="001ceb48" officeooo:paragraph-rsid="00076e1a" fo:background-color="transparent" style:font-size-asian="14pt" style:font-weight-asian="bold" style:font-size-complex="14pt" style:font-weight-complex="bold"/>
    </style:style>
    <style:style style:name="P4" style:family="paragraph" style:parent-style-name="Standard">
      <style:text-properties style:use-window-font-color="true" loext:opacity="0%" fo:font-weight="normal" officeooo:rsid="001ceb48" officeooo:paragraph-rsid="00076e1a" fo:background-color="transparent" style:font-weight-asian="normal" style:font-weight-complex="normal"/>
    </style:style>
    <style:style style:name="T1" style:family="text">
      <style:text-properties fo:font-weight="bold" fo:background-color="#dee7e5" loext:char-shading-value="0" style:font-weight-asian="bold" style:font-weight-complex="bold"/>
    </style:style>
    <style:style style:name="T2" style:family="text">
      <style:text-properties fo:font-weight="bold" style:font-weight-asian="bold" style:font-weight-complex="bold"/>
    </style:style>
    <style:style style:name="T3" style:family="text">
      <style:text-properties fo:font-size="14pt" fo:font-weight="bold" fo:background-color="#fff5ce" loext:char-shading-value="0" style:font-size-asian="14pt" style:font-weight-asian="bold" style:font-size-complex="14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ráfico de Fondo:</text:p>
      <text:p text:style-name="P3"/>
      <text:p text:style-name="P4">Cómo detectar el tráfico de fondo en WireShark? Ej de tráfico de fondo: Actualización o escaneo del antivirus, BackUp <text:s/>de la nube, aplicaciones en paralelo como musica en AmazonMusic, Red Social abierta que se va actualizando, llega un email….. Son elementos externos que “Ensucian el tráfico” de forma paralela al tráfico que realmente queremos capturar. </text:p>
      <text:p text:style-name="P4"/>
      <text:p text:style-name="P4">Para determinar si un paquete es o no tráfico de fondo, lo podemos investigar a partir de su IP (en caso de ser un TCP como protocolo de + alto nivel.), en nuestro ejemplo, el primer paquete, sabemos que la source IP pertenece a nuestro PC, pero la IP de destino no sabemos a que pertenece. </text:p>
      <text:p text:style-name="P4"/>
      <text:p text:style-name="P4">Para determinar a qué/quien pertenece una IP determinada, podemos buscar info al respecto a través de la web: <text:a xlink:type="simple" xlink:href="https://whois.domaintools.com/" text:style-name="Internet_20_link" text:visited-style-name="Visited_20_Internet_20_Link"><text:span text:style-name="T3">https://whois.domaintools.com/</text:span></text:a></text:p>
      <text:p text:style-name="P4"><text:span text:style-name="T3"/></text:p>
      <text:p text:style-name="P1"><text:span text:style-name="T1">Ej1:</text:span> Tras buscar en esta herramienta la IP de destino del 1º paquete (<text:span text:style-name="T2">67.217.65.244</text:span>) vemos que se trata de trafico de fondo , por lo que todos los paquetes con esta IP de destino los trataremos como tráfico de fondo. </text:p>
      <text:p text:style-name="P1"/>
      <text:p text:style-name="P1"><text:span text:style-name="T1">Ej2:</text:span> Tras estudiar el paquete nº28 vemos cómo se trata de un paquete con el protocolo DNS como protocolo de + alto nivel de este paquete y tras revisar en la query que DNS está solicitando vemos: <text:span text:style-name="T2">javadl-esd-secure.oracle.com: type A, class IN </text:span>, este es un DNS de un proceso automático de actualización de Java. Por tanto tampoco nos interesa y pasaría a ser trafico de fondo. </text:p>
      <text:p text:style-name="P4"><text:span text:style-name="T3"/></text:p>
      <text:p text:style-name="P1"><text:span text:style-name="T1">Ej3:</text:span> Vemos que se trata de una actualización de la aplicación de dropBox que sucede de forma automática. Por tanto también trafico de fondo.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01T18:33:29.164000000</meta:creation-date>
    <dc:date>2024-01-01T18:34:01.538000000</dc:date>
    <meta:editing-duration>PT32S</meta:editing-duration>
    <meta:editing-cycles>1</meta:editing-cycles>
    <meta:document-statistic meta:table-count="0" meta:image-count="0" meta:object-count="0" meta:page-count="1" meta:paragraph-count="7" meta:word-count="264" meta:character-count="1538" meta:non-whitespace-character-count="1275"/>
    <meta:generator>LibreOffice/7.6.2.1$Windows_X86_64 LibreOffice_project/56f7684011345957bbf33a7ee678afaf4d2ba333</meta:generator>
  </office:meta>
</office:document-meta>
</file>